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T America Standard" svg:font-family="'GT America Standard', Helvetica, 'Helvetica Neue', Arial, 'Segoe UI', Roboto, 'Droid Sans', sans-serif"/>
    <style:font-face style:name="var pharos-font-family-sans-serif" svg:font-family="'var pharos-font-family-sans-serif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106cm" fo:margin-top="0cm" fo:margin-bottom="0.499cm" fo:line-height="150%" fo:orphans="2" fo:widows="2" fo:text-indent="0cm" style:auto-text-indent="false" fo:padding="0cm" fo:border="none"/>
      <style:text-properties fo:font-variant="normal" fo:text-transform="none" fo:color="#676765" style:font-name="GT America Standard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GT America Standard" fo:font-size="12pt" fo:letter-spacing="normal" fo:font-style="normal" fo:font-weight="bold"/>
    </style:style>
    <style:style style:name="P3" style:family="paragraph" style:parent-style-name="Heading_20_1">
      <style:paragraph-properties fo:margin-top="0cm" fo:margin-bottom="0cm"/>
      <style:text-properties style:font-name="var pharos-font-family-sans-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URNAL ARTICLE</text:p>
      <text:h text:style-name="P3" text:outline-level="1">Stockhausen's Paradigm: A Survey of His Theories</text:h>
      <text:p text:style-name="P2">Alcedo Coene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T America Standard" svg:font-family="'GT America Standard', Helvetica, 'Helvetica Neue', Arial, 'Segoe UI', Roboto, 'Droid Sans', sans-serif"/>
    <style:font-face style:name="var pharos-font-family-sans-serif" svg:font-family="'var pharos-font-family-sans-serif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2-13T13:58:49.16</meta:creation-date>
    <meta:document-statistic meta:table-count="0" meta:image-count="0" meta:object-count="0" meta:page-count="1" meta:paragraph-count="3" meta:word-count="11" meta:character-count="76"/>
    <dc:date>2021-02-13T14:01:39.42</dc:date>
    <meta:editing-duration>PT2M50S</meta:editing-duration>
    <meta:editing-cycles>1</meta:editing-cycles>
    <meta:generator>OpenOffice/4.1.7$Win32 OpenOffice.org_project/417m1$Build-9800</meta:generator>
  </office:meta>
</office:document-meta>
</file>